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Git Demo Presentation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osi, Matteo</meta:initial-creator>
    <dc:creator>Tosi, Matteo</dc:creator>
    <meta:creation-date>2024-09-21T18:29:41Z</meta:creation-date>
    <dc:date>2024-09-21T18:30:07Z</dc:date>
    <meta:editing-cycles>1</meta:editing-cycles>
    <meta:editing-duration>PT26S</meta:editing-duration>
    <meta:document-statistic meta:paragraph-count="1" meta:word-count="3"/>
  </office:meta>
</office:document-meta>
</file>